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97cm" table:align="margins"/>
    </style:style>
    <style:style style:name="Tabela1.A" style:family="table-column">
      <style:table-column-properties style:column-width="4.789cm" style:rel-column-width="16520*"/>
    </style:style>
    <style:style style:name="Tabela1.B" style:family="table-column">
      <style:table-column-properties style:column-width="14.208cm" style:rel-column-width="4901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MT" fo:font-size="11pt" fo:font-weight="bold" style:font-size-asian="11pt" style:font-weight-asian="bold"/>
    </style:style>
    <style:style style:name="P4" style:family="paragraph" style:parent-style-name="Table_20_Contents">
      <style:paragraph-properties fo:text-align="start" style:justify-single-word="false"/>
      <style:text-properties fo:language="pl" fo:country="PL" officeooo:rsid="001d5434" officeooo:paragraph-rsid="001d5434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fo:language="pl" fo:country="PL" officeooo:rsid="001d5434" officeooo:paragraph-rsid="0027b9cc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fo:language="pl" fo:country="PL" officeooo:rsid="002088ac" officeooo:paragraph-rsid="002088ac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fo:language="pl" fo:country="PL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27b9cc" officeooo:paragraph-rsid="0027b9cc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fo:language="pl" fo:country="PL" officeooo:rsid="0023fec8" officeooo:paragraph-rsid="0027b9c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fo:language="pl" fo:country="PL" officeooo:rsid="001d72a5" officeooo:paragraph-rsid="001d72a5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fo:language="pl" fo:country="PL" fo:font-weight="bold" officeooo:rsid="0027b9cc" officeooo:paragraph-rsid="0027b9c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 style:list-style-name="L1">
      <style:paragraph-properties fo:text-align="start" style:justify-single-word="false"/>
      <style:text-properties fo:language="pl" fo:country="PL" officeooo:rsid="0027b9cc" officeooo:paragraph-rsid="0027b9cc" style:language-asian="zxx" style:country-asian="none" style:language-complex="zxx" style:country-complex="none"/>
    </style:style>
    <style:style style:name="P13" style:family="paragraph" style:parent-style-name="Table_20_Contents" style:list-style-name="L2">
      <style:paragraph-properties fo:text-align="start" style:justify-single-word="false"/>
      <style:text-properties fo:language="pl" fo:country="PL" officeooo:rsid="001d6d1e" officeooo:paragraph-rsid="001d6d1e" style:language-asian="zxx" style:country-asian="none" style:language-complex="zxx" style:country-complex="none"/>
    </style:style>
    <style:style style:name="P14" style:family="paragraph" style:parent-style-name="Table_20_Contents" style:list-style-name="L1">
      <style:paragraph-properties fo:text-align="start" style:justify-single-word="false"/>
      <style:text-properties fo:language="pl" fo:country="PL" officeooo:rsid="002b5186" officeooo:paragraph-rsid="002b5186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officeooo:paragraph-rsid="002b51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8ac"/>
    </style:style>
    <style:style style:name="T3" style:family="text">
      <style:text-properties fo:language="pl" fo:country="PL" officeooo:rsid="0027b9cc" style:language-asian="zxx" style:country-asian="none" style:language-complex="zxx" style:country-complex="none"/>
    </style:style>
    <style:style style:name="T4" style:family="text">
      <style:text-properties fo:language="pl" fo:country="PL" officeooo:rsid="001d5434" style:language-asian="zxx" style:country-asian="none" style:language-complex="zxx" style:country-complex="none"/>
    </style:style>
    <style:style style:name="T5" style:family="text">
      <style:text-properties fo:language="pl" fo:country="PL" fo:font-weight="bold" officeooo:rsid="001d5434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aefc" style:font-weight-asian="normal" style:font-weight-complex="normal"/>
    </style:style>
    <style:style style:name="T8" style:family="text">
      <style:text-properties officeooo:rsid="0027b9cc"/>
    </style:style>
    <style:style style:name="T9" style:family="text">
      <style:text-properties officeooo:rsid="00285a74"/>
    </style:style>
    <style:style style:name="T10" style:family="text">
      <style:text-properties officeooo:rsid="00222db3"/>
    </style:style>
    <style:style style:name="T11" style:family="text">
      <style:text-properties officeooo:rsid="002b51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azwa</text:p>
          </table:table-cell>
          <table:table-cell table:style-name="Tabela1.B1" office:value-type="string">
            <text:p text:style-name="P11">Zarejestruj użytkownika sieciowego</text:p>
          </table:table-cell>
        </table:table-row>
        <table:table-row>
          <table:table-cell table:style-name="Tabela1.A2" office:value-type="string">
            <text:p text:style-name="P4">Twórca</text:p>
          </table:table-cell>
          <table:table-cell table:style-name="Tabela1.B2" office:value-type="string">
            <text:p text:style-name="P6">Maciej Michalski</text:p>
          </table:table-cell>
        </table:table-row>
        <table:table-row>
          <table:table-cell table:style-name="Tabela1.A2" office:value-type="string">
            <text:p text:style-name="P4">Poziom ważności</text:p>
          </table:table-cell>
          <table:table-cell table:style-name="Tabela1.B2" office:value-type="string">
            <text:p text:style-name="P4">Wysoki</text:p>
          </table:table-cell>
        </table:table-row>
        <table:table-row>
          <table:table-cell table:style-name="Tabela1.A2" office:value-type="string">
            <text:p text:style-name="P4">Typ przypadku użycia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4">Aktorzy</text:p>
          </table:table-cell>
          <table:table-cell table:style-name="Tabela1.B2" office:value-type="string">
            <text:p text:style-name="P8">Użytkownik sieciowy</text:p>
          </table:table-cell>
        </table:table-row>
        <table:table-row>
          <table:table-cell table:style-name="Tabela1.A2" office:value-type="string">
            <text:p text:style-name="P4">Warunki wstępne</text:p>
          </table:table-cell>
          <table:table-cell table:style-name="Tabela1.B2" office:value-type="string">
            <text:p text:style-name="P5"><text:span text:style-name="T8">Użytkownik sieciowy nie</text:span> jest zarejestrowany</text:p>
          </table:table-cell>
        </table:table-row>
        <table:table-row>
          <table:table-cell table:style-name="Tabela1.A2" office:value-type="string">
            <text:p text:style-name="P4">Warunki końcowe</text:p>
          </table:table-cell>
          <table:table-cell table:style-name="Tabela1.B2" office:value-type="string">
            <text:p text:style-name="P9"><text:span text:style-name="T8">Użytkownik sieciowy</text:span> posiada konto użytkownika, za pomocą którego może dokonywać różnego rodzaju zamówień.</text:p>
          </table:table-cell>
        </table:table-row>
        <table:table-row>
          <table:table-cell table:style-name="Tabela1.A2" office:value-type="string">
            <text:p text:style-name="P4">Główny przepływ zdarzeń</text:p>
          </table:table-cell>
          <table:table-cell table:style-name="Tabela1.B2" office:value-type="string">
            <text:list xml:id="list2794274600975887569" text:style-name="L1">
              <text:list-item>
                <text:p text:style-name="P12">Otwarte zostaje okno rejestracji. <text:span text:style-name="T1">Użytkownik sieciowy</text:span> podaje sw<text:span text:style-name="T11">ój</text:span> login, hasło, <text:span text:style-name="T11">imię, nazwisko oraz adres e-mail.</text:span></text:p>
              </text:list-item>
              <text:list-item>
                <text:p text:style-name="P12">Uruchomiona zostaje procedura rejestracji.</text:p>
                <text:list>
                  <text:list-item>
                    <text:p text:style-name="P12">Dochodzi do sprawdzenia, czy użytkownik o podanym nicku istnieje.</text:p>
                  </text:list-item>
                  <text:list-item>
                    <text:p text:style-name="P12">Utworzony zostaje nowy użytkownik w bazie.</text:p>
                  </text:list-item>
                  <text:list-item>
                    <text:p text:style-name="P12">Hasło nowego użytkownika zostaje zapisane w odpowiedniej strukturze.</text:p>
                  </text:list-item>
                </text:list>
              </text:list-item>
            </text:list>
            <text:p text:style-name="P8"><text:s text:c="12"/>Wiadomość o wyniku operacji zostaje przesłana do UI.</text:p>
            <text:list xml:id="list181607919891702" text:continue-numbering="true" text:style-name="L1">
              <text:list-item>
                <text:p text:style-name="P14">Użytkownik loguje się na stworzone konto.</text:p>
              </text:list-item>
              <text:list-item>
                <text:p text:style-name="P12"><text:span text:style-name="T7">U</text:span><text:span text:style-name="T6">I udostępnia </text:span><text:span text:style-name="T1">użytkownikowi sieciowemu</text:span><text:span text:style-name="T6"> odpowiednie funkcjonalności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4">Alternatywne przepływy zdarzeń</text:p>
          </table:table-cell>
          <table:table-cell table:style-name="Tabela1.B2" office:value-type="string">
            <text:p text:style-name="P15"><text:span text:style-name="T3">2.1</text:span><text:span text:style-name="T4">a. Jeśli użytkownik o podanym nicku</text:span><text:span text:style-name="T5"> istnieje</text:span><text:span text:style-name="T4"> w systemie, to wyświetlany jest komunikat „</text:span>Niepowodzenie rejestracji. Spróbuj jeszcze raz<text:span text:style-name="T4">”.</text:span></text:p>
          </table:table-cell>
        </table:table-row>
        <table:table-row>
          <table:table-cell table:style-name="Tabela1.A2" office:value-type="string">
            <text:p text:style-name="P4">Specjalne wymagania</text:p>
          </table:table-cell>
          <table:table-cell table:style-name="Tabela1.B2" office:value-type="string">
            <text:list xml:id="list9089378013893280061" text:style-name="L2">
              <text:list-item>
                <text:p text:style-name="P13">Hasło musi być zamaskowane podczas jego wpisywania</text:p>
              </text:list-item>
            </text:list>
          </table:table-cell>
        </table:table-row>
        <table:table-row>
          <table:table-cell table:style-name="Tabela1.A2" office:value-type="string">
            <text:p text:style-name="P10">Notatki</text:p>
          </table:table-cell>
          <table:table-cell table:style-name="Tabela1.B2" office:value-type="string">
            <text:p text:style-name="P10">brak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9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6-01-17T18:16:06.825000000</dc:date>
    <meta:editing-duration>PT1H29M58S</meta:editing-duration>
    <meta:editing-cycles>17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28" meta:word-count="143" meta:character-count="1096" meta:non-whitespace-character-count="977"/>
  </office:meta>
</office:document-meta>
</file>